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List_20_Paragraph">
      <style:paragraph-properties fo:margin-left="0cm" fo:margin-right="0cm" fo:text-indent="0cm" style:auto-text-indent="false"/>
      <style:text-properties officeooo:rsid="003c08ef" officeooo:paragraph-rsid="003c08ef"/>
    </style:style>
    <style:style style:name="P23"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4"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5" style:family="paragraph" style:parent-style-name="Standard_20__28_user_29_">
      <style:paragraph-properties fo:margin-left="0cm" fo:margin-right="0cm" fo:text-indent="0cm" style:auto-text-indent="false"/>
      <style:text-properties officeooo:paragraph-rsid="0032744a"/>
    </style:style>
    <style:style style:name="P26" style:family="paragraph" style:parent-style-name="Standard_20__28_user_29_">
      <style:paragraph-properties fo:margin-left="0cm" fo:margin-right="0cm" fo:text-indent="0cm" style:auto-text-indent="false"/>
      <style:text-properties officeooo:paragraph-rsid="00347251"/>
    </style:style>
    <style:style style:name="P27" style:family="paragraph" style:parent-style-name="HTML_20_Preformatted">
      <loext:graphic-properties draw:fill="solid" draw:fill-color="#ffffff"/>
      <style:paragraph-properties fo:background-color="#ffffff" style:vertical-align="baseline"/>
    </style:style>
    <style:style style:name="P28"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9" style:family="paragraph" style:parent-style-name="HTML_20_Preformatted">
      <loext:graphic-properties draw:fill="solid" draw:fill-color="#ffffff"/>
      <style:paragraph-properties fo:background-color="#ffffff" style:vertical-align="baseline"/>
      <style:text-properties style:font-name="Calibri2"/>
    </style:style>
    <style:style style:name="P30" style:family="paragraph" style:parent-style-name="Standard_20__28_user_29_">
      <style:text-properties style:text-position="super 58%"/>
    </style:style>
    <style:style style:name="P31" style:family="paragraph" style:parent-style-name="Standard_20__28_user_29_">
      <style:text-properties fo:font-weight="bold" style:font-weight-asian="bold" style:font-weight-complex="bold"/>
    </style:style>
    <style:style style:name="P32" style:family="paragraph" style:parent-style-name="Heading_20_1" style:master-page-name="Standard">
      <style:paragraph-properties fo:margin-top="0.847cm" fo:margin-bottom="0cm" loext:contextual-spacing="false" style:page-number="auto"/>
    </style:style>
    <style:style style:name="P33" style:family="paragraph" style:parent-style-name="List_20_Paragraph" style:list-style-name="WWNum1"/>
    <style:style style:name="P34" style:family="paragraph" style:parent-style-name="List_20_Paragraph" style:list-style-name="WWNum3"/>
    <style:style style:name="P35" style:family="paragraph" style:parent-style-name="List_20_Paragraph" style:list-style-name="WWNum4"/>
    <style:style style:name="P36" style:family="paragraph" style:parent-style-name="List_20_Paragraph">
      <style:text-properties officeooo:rsid="00447ff1" officeooo:paragraph-rsid="00447ff1"/>
    </style:style>
    <style:style style:name="P37" style:family="paragraph" style:parent-style-name="List_20_Paragraph" style:list-style-name="WWNum2">
      <style:paragraph-properties fo:margin-left="3.175cm" fo:margin-right="0cm" fo:text-indent="-0.635cm" style:auto-text-indent="false"/>
    </style:style>
    <style:style style:name="P38" style:family="paragraph" style:parent-style-name="List_20_Paragraph">
      <style:paragraph-properties fo:margin-left="0cm" fo:margin-right="0cm" fo:text-indent="0cm" style:auto-text-indent="false"/>
      <style:text-properties officeooo:rsid="00447ff1" officeooo:paragraph-rsid="00447ff1"/>
    </style:style>
    <style:style style:name="P39" style:family="paragraph" style:parent-style-name="List_20_Paragraph">
      <style:paragraph-properties fo:margin-left="0cm" fo:margin-right="0cm" fo:text-indent="0cm" style:auto-text-indent="false"/>
      <style:text-properties officeooo:paragraph-rsid="00447ff1"/>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47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ssignments on variables expressions and statements</text:h>
      <text:list xml:id="list989453125" text:style-name="WWNum1">
        <text:list-item>
          <text:p text:style-name="P33">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0">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1">24.</text:span>Given an age, figure out whether someone's a baby, toddler, child, teenager, adult or old codger.</text:p>
      <text:p text:style-name="P19"><text:span text:style-name="T11">25.</text:span>Take two number a,b from the user and check whether a is divisible by b or not</text:p>
      <text:p text:style-name="P22">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7"><text:span text:style-name="T13"><text:s text:c="10"/>62</text:span><text:span text:style-name="T12">.Input: abc123,#$45def6%$^789$%^, output: </text:span><text:span text:style-name="T4">$%^987%$^6fed54,#$321cba</text:span></text:p>
      <text:p text:style-name="P29"><text:span text:style-name="T3"><text:s text:c="9"/>63</text:span><text:span text:style-name="T2">.Input:</text:span> <text:span text:style-name="T2">abc123,#$45def6%$^789$%^, output: 9876fe,#$d54321%$^cba$%^</text:span></text:p>
      <text:p text:style-name="P29"><text:span text:style-name="T3"><text:s text:c="9"/>64</text:span><text:span text:style-name="T2">.</text:span>Inout: <text:span text:style-name="T2">"123,#$456%$^789$%^", Output: </text:span><text:bookmark text:name="_GoBack"/><text:span text:style-name="T2">321,#$654%$^987$%^</text:span></text:p>
      <text:p text:style-name="P28"/>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6">65 b. write a function to check given value is even or not</text:span></text:p>
      <text:p text:style-name="P21"><text:tab/>65 c. write a function to check given value is prime or not</text:p>
      <text:p text:style-name="P20"><text:tab/><text:span text:style-name="T16">65 d. write a function to check given 2 values are <text:s/>divisible or not</text:span></text:p>
      <text:p text:style-name="P20"><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8"/>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36">125: take total parameters, out of which few are optional and few are mandatory. Take some parameters from the user and check whether the user given all the mandatory paramerters or not.</text:p>
      <text:p text:style-name="P36">For example: to insert person details</text:p>
      <text:p text:style-name="P36"><text:soft-page-break/>Total parameters: name,age,height,pan,cell,adhar,passport</text:p>
      <text:p text:style-name="P36">mandatory: name,cell,adhar</text:p>
      <text:p text:style-name="P38"><text:tab/>if the user given: name,adhar,passport then you need to print cell is mandatory parameter</text:p>
      <text:p text:style-name="P39"><text:span text:style-name="T23">if the user given: name,cell,adhar,passport then you need to print ok </text:span></text:p>
      <text:p text:style-name="P38">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p text:style-name="P23">Modules:</text:p>
      <text:p text:style-name="P24"><text:span text:style-name="T21">117. </text:span>CRM: app.py(define a menu: 1.meetings, 2. customer, 3. quit</text:p>
      <text:p text:style-name="P24">1:</text:p>
      <text:p text:style-name="P24"><text:s text:c="4"/>a. create meeting</text:p>
      <text:p text:style-name="P24"><text:s text:c="4"/>b. update meeting</text:p>
      <text:p text:style-name="P24"><text:s text:c="4"/>c. delete meeting</text:p>
      <text:p text:style-name="P24"><text:s text:c="4"/>d. get the meeting</text:p>
      <text:p text:style-name="P24"><text:s text:c="2"/>2:</text:p>
      <text:p text:style-name="P24"><text:s text:c="2"/><text:tab/>a. create customer</text:p>
      <text:p text:style-name="P24"><text:s text:c="4"/>b. update customer</text:p>
      <text:p text:style-name="P24"><text:soft-page-break/><text:s text:c="4"/>c. delete customer</text:p>
      <text:p text:style-name="P24"><text:s text:c="4"/>d. get the customer</text:p>
      <text:p text:style-name="P24"><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4032108710" text:style-name="WWNum2">
        <text:list-item>
          <text:p text:style-name="P37">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p>
      <text:h text:style-name="Heading_20_1" text:outline-level="1"><text:s text:c="5"/>OOPS</text:h>
      <text:p text:style-name="Standard_20__28_user_29_"><text:s text:c="5"/></text:p>
      <text:p text:style-name="List_20_Paragraph"><text:soft-page-break/><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5"><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6"><text:span text:style-name="T19">3. </text:span>Write a Model parent class and implement a create method.</text:p>
      <text:p text:style-name="P26">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19"><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19"><text:span text:style-name="T20">6. </text:span>write a class that can create only one object. IF create one more object then it should written existing object but not new. Create three instances and print id’s of the instances. All the id’s should show same address.</text:p>
      <text:p text:style-name="P19"><text:span text:style-name="T20">7. </text:span>implement class method and instance method and static method in a class with an example. Create a instance and call all the methods. Write down what is class method and instance method and static method.</text:p>
      <text:p text:style-name="P19"><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oft-page-break/><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307609255" text:style-name="WWNum3">
        <text:list-item>
          <text:p text:style-name="P34">.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597377437" text:style-name="WWNum4">
        <text:list-item>
          <text:p text:style-name="P35">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31">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6-11T10:07:42.631669241</dc:date>
    <meta:editing-cycles>26</meta:editing-cycles>
    <meta:editing-duration>P4DT3H53M39S</meta:editing-duration>
    <meta:generator>LibreOffice/6.0.7.3$Linux_X86_64 LibreOffice_project/00m0$Build-3</meta:generator>
    <meta:document-statistic meta:table-count="0" meta:image-count="0" meta:object-count="0" meta:page-count="20" meta:paragraph-count="406" meta:word-count="3973" meta:character-count="24355" meta:non-whitespace-character-count="20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